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4pt" officeooo:rsid="006f2233" officeooo:paragraph-rsid="0016b3ad" style:font-size-asian="14pt" style:font-size-complex="14pt"/>
    </style:style>
    <style:style style:name="P2" style:family="paragraph" style:parent-style-name="Standard">
      <style:text-properties fo:color="#000000" fo:font-size="14pt" officeooo:rsid="006f2233" officeooo:paragraph-rsid="007553a8" style:font-size-asian="14pt" style:font-size-complex="14pt"/>
    </style:style>
    <style:style style:name="P3" style:family="paragraph" style:parent-style-name="Standard">
      <style:text-properties fo:color="#000000" fo:font-size="14pt" officeooo:rsid="006f2233" officeooo:paragraph-rsid="0016b3ad" style:font-size-asian="14pt" style:font-size-complex="14pt"/>
    </style:style>
    <style:style style:name="P4" style:family="paragraph" style:parent-style-name="Standard">
      <style:text-properties fo:color="#000000" fo:font-size="14pt" officeooo:rsid="007553a8" officeooo:paragraph-rsid="007553a8" style:font-size-asian="14pt" style:font-size-complex="14pt"/>
    </style:style>
    <style:style style:name="P5" style:family="paragraph" style:parent-style-name="Standard">
      <style:text-properties fo:color="#000000" fo:font-size="14pt" officeooo:rsid="00771dc6" officeooo:paragraph-rsid="00771dc6" style:font-size-asian="14pt" style:font-size-complex="14pt"/>
    </style:style>
    <style:style style:name="P6" style:family="paragraph" style:parent-style-name="Standard">
      <style:text-properties fo:color="#000000" fo:font-size="14pt" officeooo:rsid="00782cda" officeooo:paragraph-rsid="00782cda" style:font-size-asian="14pt" style:font-size-complex="14pt"/>
    </style:style>
    <style:style style:name="T1" style:family="text">
      <style:text-properties officeooo:rsid="007309b8"/>
    </style:style>
    <style:style style:name="T2" style:family="text">
      <style:text-properties officeooo:rsid="007553a8"/>
    </style:style>
    <style:style style:name="T3" style:family="text">
      <style:text-properties officeooo:rsid="00771dc6"/>
    </style:style>
    <style:style style:name="T4" style:family="text">
      <style:text-properties fo:color="#81d41a"/>
    </style:style>
    <style:style style:name="T5" style:family="text">
      <style:text-properties officeooo:rsid="0079b68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La couleur du corps chez la Drosophile est gouvernée par un gène dont on connaît deux allèles : l'allèle « b+ » qui détermine la couleur gris jaune du corps, et l'allèle « b » qui détermine la couleur noire du corps. L’allèle « b+ » est dominant sur l’allèle « b ». La longueur des ailes est gouvernée par un gène dont on connaît deux allèles : l'allèle « vg+ » qui détermine la présence d’ailes longues et l’allèle « vg » qui détermine la présence d’ailes vestigiales. L’allèle « vg+ » est dominant sur l’allèle « vg ». On cherche à déterminer si, chez la Drosophile, ces deux gènes sont sur le même chromosome ou sur deux chromosomes différents en étudiant des échantillons de diverses populations de Drosophiles. </text:p>
      <text:p text:style-name="P1"/>
      <text:p text:style-name="P1"/>
      <text:p text:style-name="P2"><text:s/><text:tab/><text:span text:style-name="T1">Afin de </text:span>déterminer si chez la Drosophile ces deux gènes sont sur le même chromosome ou sur deux chromosomes différents, <text:span text:style-name="T1">nous allons faire une expérience de dihybridisme entre des P1 [b+;vg+] et des P2 [ b;vg] puis un test-cross entre les F1 [b+;vg+] et les P2 [ b;vg]. Si les drosophiles F2 qui ont un phénotype différent sont présent en équiprobabilité (25 %) alors les gène sont indépendant mais si les résultat sont inégale deux a plus de 25 % et deux a moins de 25 % alors les gène sont lié</text:span></text:p>
      <text:p text:style-name="P2"/>
      <text:p text:style-name="P2"/>
      <text:p text:style-name="P2"><text:span text:style-name="T2">Résultat TP <text:s text:c="2"/></text:span></text:p>
      <text:p text:style-name="P1"/>
      <text:p text:style-name="P4">Parent=40 individue</text:p>
      <text:p text:style-name="P4">P1=<text:span text:style-name="T3">50 %</text:span></text:p>
      <text:p text:style-name="P4">P2=5<text:span text:style-name="T3">0 %</text:span></text:p>
      <text:p text:style-name="P4"/>
      <text:p text:style-name="P5">F1=100 %</text:p>
      <text:p text:style-name="P5">F2=16 sans aile donc </text:p>
      <text:p text:style-name="P5"/>
      <text:p text:style-name="P5">VG+B+=111111111111</text:p>
      <text:p text:style-name="P5">vg+b=11111</text:p>
      <text:p text:style-name="P5">vgb=111</text:p>
      <text:p text:style-name="P5">vgb+=111111</text:p>
      <text:p text:style-name="P5"/>
      <text:p text:style-name="P6">ERREUR FAITE :</text:p>
      <text:p text:style-name="P6">-<text:span text:style-name="T4">perte de trop de temps</text:span></text:p>
      <text:p text:style-name="P6">-mettre meilleur justification </text:p>
      <text:p text:style-name="P6">- oublie de crossing over</text:p>
      <text:p text:style-name="P6">- mettre titre et ne pas trop ecrire dans le tableaux</text:p>
      <text:p text:style-name="P6">- mettre résultat important en rouge</text:p>
      <text:p text:style-name="P6">- <text:span text:style-name="T5">si pas de réponse visible peut pas trancher ou hypothése <text:s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I" text:start-value="3">
        <style:list-level-properties text:list-level-position-and-space-mode="label-alignment">
          <style:list-level-label-alignment text:label-followed-by="listtab" fo:text-indent="-1.27cm" fo:margin-left="1.78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2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9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6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3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50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7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4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31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9-05T19:34:47.663000000</meta:creation-date>
    <dc:date>2022-09-19T17:13:33.310000000</dc:date>
    <meta:editing-duration>PT5H12M50S</meta:editing-duration>
    <meta:editing-cycles>55</meta:editing-cycles>
    <meta:generator>LibreOffice/6.3.5.2$Windows_X86_64 LibreOffice_project/dd0751754f11728f69b42ee2af66670068624673</meta:generator>
    <meta:document-statistic meta:table-count="0" meta:image-count="0" meta:object-count="0" meta:page-count="1" meta:paragraph-count="19" meta:word-count="284" meta:character-count="1577" meta:non-whitespace-character-count="1301"/>
  </office:meta>
</office:document-meta>
</file>